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01cm" fo:min-width="2.16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49cm" fo:min-width="2.11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top="0cm" fo:margin-bottom="0.203cm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top="0cm" fo:margin-bottom="0.203cm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651cm" svg:x="3.032cm" svg:y="6.969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1.651cm" svg:x="7.032cm" svg:y="6.969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67cm" svg:height="1.651cm" svg:x="11.032cm" svg:y="6.969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667cm" svg:height="1.651cm" svg:x="15.032cm" svg:y="6.969cm">
          <text:p text:style-name="P1">Obj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99cm" svg:y1="7.794cm" svg:x2="7.032cm" svg:y2="7.794cm" draw:start-shape="id1" draw:start-glue-point="1" draw:end-shape="id2" draw:end-glue-point="3" svg:d="M5699 7794h1333" svg:viewBox="0 0 1334 1">
          <text:p/>
        </draw:connector>
        <draw:connector draw:style-name="gr3" draw:text-style-name="P3" draw:layer="layout" draw:type="line" svg:x1="9.699cm" svg:y1="7.794cm" svg:x2="11.032cm" svg:y2="7.794cm" draw:start-shape="id2" draw:start-glue-point="1" draw:end-shape="id3" draw:end-glue-point="3" svg:d="M9699 7794h1333" svg:viewBox="0 0 1334 1">
          <text:p/>
        </draw:connector>
        <draw:connector draw:style-name="gr3" draw:text-style-name="P3" draw:layer="layout" draw:type="line" svg:x1="13.699cm" svg:y1="7.794cm" svg:x2="15.032cm" svg:y2="7.794cm" draw:start-shape="id3" draw:start-glue-point="1" draw:end-shape="id4" draw:end-glue-point="3" svg:d="M13699 7794h1333" svg:viewBox="0 0 1334 1">
          <text:p/>
        </draw:connector>
        <draw:frame draw:style-name="gr4" draw:text-style-name="P5" xml:id="id5" draw:id="id5" draw:layer="layout" svg:width="2.382cm" svg:height="1.195cm" svg:x="3.174cm" svg:y="4.229cm">
          <draw:text-box>
            <text:p text:style-name="P4">head</text:p>
          </draw:text-box>
        </draw:frame>
        <draw:connector draw:style-name="gr3" draw:text-style-name="P3" draw:layer="layout" draw:type="line" svg:x1="4.365cm" svg:y1="5.424cm" svg:x2="4.365cm" svg:y2="6.969cm" draw:start-shape="id5" draw:start-glue-point="2" draw:end-shape="id1" svg:d="M4365 5424v1545" svg:viewBox="0 0 1 1546">
          <text:p/>
        </draw:connector>
        <draw:custom-shape draw:style-name="gr2" draw:text-style-name="P2" xml:id="id6" draw:id="id6" draw:layer="layout" svg:width="2.667cm" svg:height="1.651cm" svg:x="3.01cm" svg:y="11.983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667cm" svg:height="1.651cm" svg:x="7.032cm" svg:y="11.983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667cm" svg:height="1.651cm" svg:x="11.032cm" svg:y="11.983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667cm" svg:height="1.651cm" svg:x="15.032cm" svg:y="11.983cm">
          <text:p text:style-name="P1">Obj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77cm" svg:y1="12.808cm" svg:x2="7.032cm" svg:y2="12.808cm" draw:start-shape="id6" draw:start-glue-point="1" draw:end-shape="id7" draw:end-glue-point="3" svg:d="M5677 12808h1355" svg:viewBox="0 0 1356 1">
          <text:p/>
        </draw:connector>
        <draw:connector draw:style-name="gr3" draw:text-style-name="P3" draw:layer="layout" draw:type="line" svg:x1="9.699cm" svg:y1="12.808cm" svg:x2="11.032cm" svg:y2="12.808cm" draw:start-shape="id7" draw:start-glue-point="1" draw:end-shape="id8" draw:end-glue-point="3" svg:d="M9699 12808h1333" svg:viewBox="0 0 1334 1">
          <text:p/>
        </draw:connector>
        <draw:connector draw:style-name="gr3" draw:text-style-name="P3" draw:layer="layout" draw:type="line" svg:x1="13.699cm" svg:y1="12.808cm" svg:x2="15.032cm" svg:y2="12.808cm" draw:start-shape="id8" draw:start-glue-point="1" draw:end-shape="id9" draw:end-glue-point="3" svg:d="M13699 12808h1333" svg:viewBox="0 0 1334 1">
          <text:p/>
        </draw:connector>
        <draw:frame draw:style-name="gr4" draw:text-style-name="P5" xml:id="id10" draw:id="id10" draw:layer="layout" svg:width="2.382cm" svg:height="1.195cm" svg:x="3.152cm" svg:y="9.243cm">
          <draw:text-box>
            <text:p text:style-name="P4">head</text:p>
          </draw:text-box>
        </draw:frame>
        <draw:connector draw:style-name="gr3" draw:text-style-name="P3" draw:layer="layout" draw:type="line" svg:x1="4.343cm" svg:y1="10.438cm" svg:x2="4.343cm" svg:y2="11.983cm" draw:start-shape="id10" draw:start-glue-point="2" draw:end-shape="id6" svg:d="M4343 10438v1545" svg:viewBox="0 0 1 1546">
          <text:p/>
        </draw:connector>
        <draw:frame draw:style-name="gr4" draw:text-style-name="P5" xml:id="id11" draw:id="id11" draw:layer="layout" svg:width="3.139cm" svg:height="1.195cm" svg:x="2.774cm" svg:y="15.243cm">
          <draw:text-box>
            <text:p text:style-name="P4">current</text:p>
          </draw:text-box>
        </draw:frame>
        <draw:connector draw:style-name="gr3" draw:text-style-name="P3" draw:layer="layout" draw:type="line" svg:x1="4.343cm" svg:y1="15.243cm" svg:x2="4.343cm" svg:y2="13.634cm" draw:start-shape="id11" draw:start-glue-point="0" draw:end-shape="id6" draw:end-glue-point="2" svg:d="M4343 15243v-1609" svg:viewBox="0 0 1 1610">
          <text:p/>
        </draw:connector>
        <draw:frame draw:style-name="gr4" draw:text-style-name="P6" draw:layer="layout" svg:width="6.297cm" svg:height="0.962cm" svg:x="6.969cm" svg:y="16.494cm">
          <draw:text-box>
            <text:p>Node current = head</text:p>
          </draw:text-box>
        </draw:frame>
        <draw:custom-shape draw:style-name="gr2" draw:text-style-name="P2" xml:id="id12" draw:id="id12" draw:layer="layout" svg:width="2.667cm" svg:height="1.651cm" svg:x="3.01cm" svg:y="20.985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667cm" svg:height="1.651cm" svg:x="7.01cm" svg:y="20.985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667cm" svg:height="1.651cm" svg:x="11.032cm" svg:y="20.985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2.667cm" svg:height="1.651cm" svg:x="15.032cm" svg:y="20.985cm">
          <text:p text:style-name="P1">Obj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77cm" svg:y1="21.81cm" svg:x2="7.01cm" svg:y2="21.81cm" draw:start-shape="id12" draw:start-glue-point="1" draw:end-shape="id13" draw:end-glue-point="3" svg:d="M5677 21810h1333" svg:viewBox="0 0 1334 1">
          <text:p/>
        </draw:connector>
        <draw:connector draw:style-name="gr3" draw:text-style-name="P3" draw:layer="layout" draw:type="line" svg:x1="9.677cm" svg:y1="21.81cm" svg:x2="11.032cm" svg:y2="21.81cm" draw:start-shape="id13" draw:start-glue-point="1" draw:end-shape="id14" draw:end-glue-point="3" svg:d="M9677 21810h1355" svg:viewBox="0 0 1356 1">
          <text:p/>
        </draw:connector>
        <draw:connector draw:style-name="gr3" draw:text-style-name="P3" draw:layer="layout" draw:type="line" svg:x1="13.699cm" svg:y1="21.81cm" svg:x2="15.032cm" svg:y2="21.81cm" draw:start-shape="id14" draw:start-glue-point="1" draw:end-shape="id15" draw:end-glue-point="3" svg:d="M13699 21810h1333" svg:viewBox="0 0 1334 1">
          <text:p/>
        </draw:connector>
        <draw:frame draw:style-name="gr4" draw:text-style-name="P5" xml:id="id16" draw:id="id16" draw:layer="layout" svg:width="2.382cm" svg:height="1.195cm" svg:x="3.152cm" svg:y="18.245cm">
          <draw:text-box>
            <text:p text:style-name="P4">head</text:p>
          </draw:text-box>
        </draw:frame>
        <draw:connector draw:style-name="gr3" draw:text-style-name="P3" draw:layer="layout" draw:type="line" svg:x1="4.343cm" svg:y1="19.44cm" svg:x2="4.343cm" svg:y2="20.985cm" draw:start-shape="id16" draw:start-glue-point="2" draw:end-shape="id12" svg:d="M4343 19440v1545" svg:viewBox="0 0 1 1546">
          <text:p/>
        </draw:connector>
        <draw:frame draw:style-name="gr4" draw:text-style-name="P5" xml:id="id17" draw:id="id17" draw:layer="layout" svg:width="3.139cm" svg:height="1.195cm" svg:x="6.774cm" svg:y="24.245cm">
          <draw:text-box>
            <text:p text:style-name="P4">current</text:p>
          </draw:text-box>
        </draw:frame>
        <draw:connector draw:style-name="gr3" draw:text-style-name="P3" draw:layer="layout" draw:type="line" svg:x1="8.343cm" svg:y1="24.245cm" svg:x2="8.343cm" svg:y2="22.636cm" draw:start-shape="id17" draw:start-glue-point="0" draw:end-shape="id13" draw:end-glue-point="2" svg:d="M8343 24245v-1609" svg:viewBox="0 0 1 1610">
          <text:p/>
        </draw:connector>
        <draw:frame draw:style-name="gr4" draw:text-style-name="P6" draw:layer="layout" svg:width="9.65cm" svg:height="0.962cm" svg:x="5.569cm" svg:y="25.496cm">
          <draw:text-box>
            <text:p>current = current.getNextNode();</text:p>
          </draw:text-box>
        </draw:frame>
      </draw:page>
      <draw:page draw:name="page2" draw:style-name="dp1" draw:master-page-name="Default">
        <draw:custom-shape draw:style-name="gr2" draw:text-style-name="P2" xml:id="id18" draw:id="id18" draw:layer="layout" svg:width="2.667cm" svg:height="1.651cm" svg:x="3.01cm" svg:y="3.986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667cm" svg:height="1.651cm" svg:x="7.01cm" svg:y="3.986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667cm" svg:height="1.651cm" svg:x="11.01cm" svg:y="3.986cm">
          <text:p text:style-name="P1">Obj1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667cm" svg:height="1.651cm" svg:x="15.032cm" svg:y="3.986cm">
          <text:p text:style-name="P1">Obj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77cm" svg:y1="4.811cm" svg:x2="7.01cm" svg:y2="4.811cm" draw:start-shape="id18" draw:start-glue-point="1" draw:end-shape="id19" draw:end-glue-point="3" svg:d="M5677 4811h1333" svg:viewBox="0 0 1334 1">
          <text:p/>
        </draw:connector>
        <draw:connector draw:style-name="gr3" draw:text-style-name="P3" draw:layer="layout" draw:type="line" svg:x1="9.677cm" svg:y1="4.811cm" svg:x2="11.01cm" svg:y2="4.811cm" draw:start-shape="id19" draw:start-glue-point="1" draw:end-shape="id20" draw:end-glue-point="3" svg:d="M9677 4811h1333" svg:viewBox="0 0 1334 1">
          <text:p/>
        </draw:connector>
        <draw:connector draw:style-name="gr3" draw:text-style-name="P3" draw:layer="layout" draw:type="line" svg:x1="13.677cm" svg:y1="4.811cm" svg:x2="15.032cm" svg:y2="4.811cm" draw:start-shape="id20" draw:start-glue-point="1" draw:end-shape="id21" draw:end-glue-point="3" svg:d="M13677 4811h1355" svg:viewBox="0 0 1356 1">
          <text:p/>
        </draw:connector>
        <draw:frame draw:style-name="gr4" draw:text-style-name="P5" xml:id="id22" draw:id="id22" draw:layer="layout" svg:width="2.382cm" svg:height="1.195cm" svg:x="3.152cm" svg:y="1.246cm">
          <draw:text-box>
            <text:p text:style-name="P4">head</text:p>
          </draw:text-box>
        </draw:frame>
        <draw:connector draw:style-name="gr3" draw:text-style-name="P3" draw:layer="layout" draw:type="line" svg:x1="4.343cm" svg:y1="2.441cm" svg:x2="4.343cm" svg:y2="3.986cm" draw:start-shape="id22" draw:start-glue-point="2" draw:end-shape="id18" svg:d="M4343 2441v1545" svg:viewBox="0 0 1 1546">
          <text:p/>
        </draw:connector>
        <draw:frame draw:style-name="gr4" draw:text-style-name="P5" xml:id="id23" draw:id="id23" draw:layer="layout" svg:width="3.139cm" svg:height="1.195cm" svg:x="10.774cm" svg:y="7.246cm">
          <draw:text-box>
            <text:p text:style-name="P4">current</text:p>
          </draw:text-box>
        </draw:frame>
        <draw:connector draw:style-name="gr3" draw:text-style-name="P3" draw:layer="layout" draw:type="line" svg:x1="12.343cm" svg:y1="7.246cm" svg:x2="12.343cm" svg:y2="5.637cm" draw:start-shape="id23" draw:start-glue-point="0" draw:end-shape="id20" draw:end-glue-point="2" svg:d="M12343 7246v-1609" svg:viewBox="0 0 1 1610">
          <text:p/>
        </draw:connector>
        <draw:frame draw:style-name="gr4" draw:text-style-name="P6" draw:layer="layout" svg:width="9.65cm" svg:height="0.962cm" svg:x="5.569cm" svg:y="8.497cm">
          <draw:text-box>
            <text:p>current = current.getNextNode()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2:25:08.785565244</meta:creation-date>
    <meta:generator>LibreOffice/6.2.6.2$Linux_X86_64 LibreOffice_project/20$Build-2</meta:generator>
    <dc:date>2019-09-18T02:32:01.502462473</dc:date>
    <meta:editing-duration>PT1M4S</meta:editing-duration>
    <meta:editing-cycles>2</meta:editing-cycles>
    <meta:document-statistic meta:object-count="45"/>
  </office:meta>
</office:document-meta>
</file>